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22, your opponent discards two cards at random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/00/0000</text:date>, <text:time style:data-style-name="N2" text:time-value="13:20:23.7737477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7-12T13:58:06.478431310</dc:date>
    <meta:editing-duration>P5DT19H17M23S</meta:editing-duration>
    <meta:editing-cycles>810</meta:editing-cycles>
    <meta:document-statistic meta:table-count="10" meta:cell-count="1891" meta:object-count="0"/>
  </office:meta>
</office:document-meta>
</file>